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3"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24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3">
      <style:text-properties fo:font-weight="bold" style:font-weight-asian="bold" style:font-weight-complex="bold"/>
      <style:map style:condition="cell-content()&lt;0" style:apply-style-name="Good" style:base-cell-address="perception_eval.G21"/>
    </style:style>
    <style:style style:name="ce28" style:family="table-cell" style:parent-style-name="Default" style:data-style-name="N123">
      <style:text-properties fo:font-weight="bold" style:font-weight-asian="bold" style:font-weight-complex="bold"/>
      <style:map style:condition="cell-content()&lt;0" style:apply-style-name="Good" style:base-cell-address="perception_eval.G40"/>
    </style:style>
    <style:style style:name="ce31" style:family="table-cell" style:parent-style-name="Default" style:data-style-name="N123">
      <style:text-properties fo:font-weight="bold" style:font-weight-asian="bold" style:font-weight-complex="bold"/>
      <style:map style:condition="cell-content()&lt;0" style:apply-style-name="Good" style:base-cell-address="perception_eval.G59"/>
    </style:style>
    <style:style style:name="ce32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21"/>
    </style:style>
    <style:style style:name="ce33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40"/>
    </style:style>
    <style:style style:name="ce3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perception_eval.H59"/>
    </style:style>
    <style:style style:name="ce37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21"/>
    </style:style>
    <style:style style:name="ce3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40"/>
    </style:style>
    <style:style style:name="ce41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perception_eval.I59"/>
    </style:style>
    <style:style style:name="ce22" style:family="table-cell" style:parent-style-name="Default">
      <style:text-properties fo:color="#a9b7c6" style:text-outline="false" style:text-line-through-style="none" style:text-line-through-type="none" style:font-name="Fira Cod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  <style:style style:name="ce4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1"/>
    </style:style>
    <style:style style:name="ce11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18"/>
    </style:style>
    <style:style style:name="ce12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25"/>
    </style:style>
    <style:style style:name="ce29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1"/>
    </style:style>
    <style:style style:name="ce30" style:family="table-cell" style:parent-style-name="Default" style:data-style-name="N121">
      <style:text-properties fo:font-weight="bold" style:font-weight-asian="bold" style:font-weight-complex="bold"/>
      <style:map style:condition="cell-content()&lt;0" style:apply-style-name="Good" style:base-cell-address="'perception_decay eval'.G32"/>
    </style:style>
    <style:style style:name="ce1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1"/>
    </style:style>
    <style:style style:name="ce1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18"/>
    </style:style>
    <style:style style:name="ce16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25"/>
    </style:style>
    <style:style style:name="ce34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1"/>
    </style:style>
    <style:style style:name="ce35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H32"/>
    </style:style>
    <style:style style:name="ce18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1"/>
    </style:style>
    <style:style style:name="ce19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18"/>
    </style:style>
    <style:style style:name="ce2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25"/>
    </style:style>
    <style:style style:name="ce39" style:family="table-cell" style:parent-style-name="Default" style:data-style-name="N122">
      <style:text-properties fo:font-weight="bold" style:font-weight-asian="bold" style:font-weight-complex="bold"/>
      <style:map style:condition="cell-content()&lt;0" style:apply-style-name="Good" style:base-cell-address="'perception_decay eval'.I31"/>
    </style:style>
    <style:style style:name="ce40" style:family="table-cell" style:parent-style-name="Default" style:data-style-name="N122">
      <style:text-properties fo:font-weight="bold" style:font-weight-asian="bold" style:font-weight-complex="bold"/>
      <style:map style:condition="cell-content()&gt;0" style:apply-style-name="Good" style:base-cell-address="'perception_decay eval'.I32"/>
    </style:style>
  </office:automatic-styles>
  <office:body>
    <office:spreadsheet>
      <table:calculation-settings table:automatic-find-labels="false" table:use-regular-expressions="false" table:use-wildcards="true"/>
      <table:table table:name="perception_eval" table:style-name="ta1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8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24"/>
          <table:table-cell table:style-name="ce2"/>
          <table:table-cell table:style-name="ce9" office:value-type="string" calcext:value-type="string" table:number-columns-spanned="3" table:number-rows-spanned="1">
            <text:p>Fused</text:p>
          </table:table-cell>
          <table:covered-table-cell table:number-columns-repeated="2" table:style-name="ce24"/>
          <table:table-cell/>
        </table:table-row>
        <table:table-row table:style-name="ro2">
          <table:table-cell table:number-columns-repeated="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5" office:value-type="string" calcext:value-type="string" table:number-columns-spanned="1" table:number-rows-spanned="17">
            <text:p>n_egos=1</text:p>
          </table:table-cell>
          <table:table-cell office:value-type="float" office:value="45.51" calcext:value-type="float">
            <text:p>45.51 %</text:p>
          </table:table-cell>
          <table:table-cell office:value-type="percentage" office:value="0.539375870920425" calcext:value-type="percentage">
            <text:p>53.94 %</text:p>
          </table:table-cell>
          <table:table-cell office:value-type="percentage" office:value="0.460726072607261" calcext:value-type="percentage">
            <text:p>46.07 %</text:p>
          </table:table-cell>
          <table:table-cell/>
          <table:table-cell office:value-type="float" office:value="44.33" calcext:value-type="float">
            <text:p>44.33 %</text:p>
          </table:table-cell>
          <table:table-cell office:value-type="percentage" office:value="0.543771042255146" calcext:value-type="percentage">
            <text:p>54.38 %</text:p>
          </table:table-cell>
          <table:table-cell office:value-type="percentage" office:value="0.460726072607261" calcext:value-type="percentage">
            <text:p>46.07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36.69" calcext:value-type="float">
            <text:p>36.69 %</text:p>
          </table:table-cell>
          <table:table-cell office:value-type="percentage" office:value="0.459539386401327" calcext:value-type="percentage">
            <text:p>45.95 %</text:p>
          </table:table-cell>
          <table:table-cell office:value-type="percentage" office:value="0.541044776119403" calcext:value-type="percentage">
            <text:p>54.10 %</text:p>
          </table:table-cell>
          <table:table-cell/>
          <table:table-cell office:value-type="float" office:value="36.09" calcext:value-type="float">
            <text:p>36.09 %</text:p>
          </table:table-cell>
          <table:table-cell office:value-type="percentage" office:value="0.465661964687006" calcext:value-type="percentage">
            <text:p>46.57 %</text:p>
          </table:table-cell>
          <table:table-cell office:value-type="percentage" office:value="0.540298507462687" calcext:value-type="percentage">
            <text:p>54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2.68" calcext:value-type="float">
            <text:p>42.68 %</text:p>
          </table:table-cell>
          <table:table-cell office:value-type="percentage" office:value="0.505139113628191" calcext:value-type="percentage">
            <text:p>50.51 %</text:p>
          </table:table-cell>
          <table:table-cell office:value-type="percentage" office:value="0.495145631067961" calcext:value-type="percentage">
            <text:p>49.51 %</text:p>
          </table:table-cell>
          <table:table-cell/>
          <table:table-cell office:value-type="float" office:value="41.31" calcext:value-type="float">
            <text:p>41.31 %</text:p>
          </table:table-cell>
          <table:table-cell office:value-type="percentage" office:value="0.511848101336145" calcext:value-type="percentage">
            <text:p>51.18 %</text:p>
          </table:table-cell>
          <table:table-cell office:value-type="percentage" office:value="0.495145631067961" calcext:value-type="percentage">
            <text:p>49.5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5.84" calcext:value-type="float">
            <text:p>45.84 %</text:p>
          </table:table-cell>
          <table:table-cell office:value-type="percentage" office:value="0.5350168997669" calcext:value-type="percentage">
            <text:p>53.50 %</text:p>
          </table:table-cell>
          <table:table-cell office:value-type="percentage" office:value="0.466433566433566" calcext:value-type="percentage">
            <text:p>46.64 %</text:p>
          </table:table-cell>
          <table:table-cell/>
          <table:table-cell office:value-type="float" office:value="45.35" calcext:value-type="float">
            <text:p>45.35 %</text:p>
          </table:table-cell>
          <table:table-cell office:value-type="percentage" office:value="0.539894335493763" calcext:value-type="percentage">
            <text:p>53.99 %</text:p>
          </table:table-cell>
          <table:table-cell office:value-type="percentage" office:value="0.466433566433566" calcext:value-type="percentage">
            <text:p>46.6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47.01" calcext:value-type="float">
            <text:p>47.01 %</text:p>
          </table:table-cell>
          <table:table-cell office:value-type="percentage" office:value="0.545622688039457" calcext:value-type="percentage">
            <text:p>54.56 %</text:p>
          </table:table-cell>
          <table:table-cell office:value-type="percentage" office:value="0.454377311960543" calcext:value-type="percentage">
            <text:p>45.44 %</text:p>
          </table:table-cell>
          <table:table-cell/>
          <table:table-cell office:value-type="float" office:value="46.64" calcext:value-type="float">
            <text:p>46.64 %</text:p>
          </table:table-cell>
          <table:table-cell office:value-type="percentage" office:value="0.550003507630132" calcext:value-type="percentage">
            <text:p>55.00 %</text:p>
          </table:table-cell>
          <table:table-cell office:value-type="percentage" office:value="0.455610357583231" calcext:value-type="percentage">
            <text:p>45.5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4.32" calcext:value-type="float">
            <text:p>34.32 %</text:p>
          </table:table-cell>
          <table:table-cell office:value-type="percentage" office:value="0.427258385744235" calcext:value-type="percentage">
            <text:p>42.73 %</text:p>
          </table:table-cell>
          <table:table-cell office:value-type="percentage" office:value="0.573584905660377" calcext:value-type="percentage">
            <text:p>57.36 %</text:p>
          </table:table-cell>
          <table:table-cell/>
          <table:table-cell office:value-type="float" office:value="33.75" calcext:value-type="float">
            <text:p>33.75 %</text:p>
          </table:table-cell>
          <table:table-cell office:value-type="percentage" office:value="0.436468850363403" calcext:value-type="percentage">
            <text:p>43.65 %</text:p>
          </table:table-cell>
          <table:table-cell office:value-type="percentage" office:value="0.572955974842767" calcext:value-type="percentage">
            <text:p>57.3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9.81" calcext:value-type="float">
            <text:p>59.81 %</text:p>
          </table:table-cell>
          <table:table-cell office:value-type="percentage" office:value="0.661211853162318" calcext:value-type="percentage">
            <text:p>66.12 %</text:p>
          </table:table-cell>
          <table:table-cell office:value-type="percentage" office:value="0.338788146837682" calcext:value-type="percentage">
            <text:p>33.88 %</text:p>
          </table:table-cell>
          <table:table-cell/>
          <table:table-cell office:value-type="float" office:value="59.28" calcext:value-type="float">
            <text:p>59.28 %</text:p>
          </table:table-cell>
          <table:table-cell office:value-type="percentage" office:value="0.663407374365415" calcext:value-type="percentage">
            <text:p>66.34 %</text:p>
          </table:table-cell>
          <table:table-cell office:value-type="percentage" office:value="0.338788146837682" calcext:value-type="percentage">
            <text:p>33.88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36.4" calcext:value-type="float">
            <text:p>36.40 %</text:p>
          </table:table-cell>
          <table:table-cell office:value-type="percentage" office:value="0.447910219424775" calcext:value-type="percentage">
            <text:p>44.79 %</text:p>
          </table:table-cell>
          <table:table-cell office:value-type="percentage" office:value="0.553107789142407" calcext:value-type="percentage">
            <text:p>55.31 %</text:p>
          </table:table-cell>
          <table:table-cell/>
          <table:table-cell office:value-type="float" office:value="35.77" calcext:value-type="float">
            <text:p>35.77 %</text:p>
          </table:table-cell>
          <table:table-cell office:value-type="percentage" office:value="0.455684526801511" calcext:value-type="percentage">
            <text:p>45.57 %</text:p>
          </table:table-cell>
          <table:table-cell office:value-type="percentage" office:value="0.553107789142407" calcext:value-type="percentage">
            <text:p>55.3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24" calcext:value-type="float">
            <text:p>52.24 %</text:p>
          </table:table-cell>
          <table:table-cell office:value-type="percentage" office:value="0.58357110983617" calcext:value-type="percentage">
            <text:p>58.36 %</text:p>
          </table:table-cell>
          <table:table-cell office:value-type="percentage" office:value="0.418244406196214" calcext:value-type="percentage">
            <text:p>41.82 %</text:p>
          </table:table-cell>
          <table:table-cell/>
          <table:table-cell office:value-type="float" office:value="51.32" calcext:value-type="float">
            <text:p>51.32 %</text:p>
          </table:table-cell>
          <table:table-cell office:value-type="percentage" office:value="0.585636373944222" calcext:value-type="percentage">
            <text:p>58.56 %</text:p>
          </table:table-cell>
          <table:table-cell office:value-type="percentage" office:value="0.421113023522662" calcext:value-type="percentage">
            <text:p>42.1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37.99" calcext:value-type="float">
            <text:p>37.99 %</text:p>
          </table:table-cell>
          <table:table-cell office:value-type="percentage" office:value="0.462248965409542" calcext:value-type="percentage">
            <text:p>46.22 %</text:p>
          </table:table-cell>
          <table:table-cell office:value-type="percentage" office:value="0.53829936753338" calcext:value-type="percentage">
            <text:p>53.83 %</text:p>
          </table:table-cell>
          <table:table-cell/>
          <table:table-cell office:value-type="float" office:value="37.57" calcext:value-type="float">
            <text:p>37.57 %</text:p>
          </table:table-cell>
          <table:table-cell office:value-type="percentage" office:value="0.468948288750304" calcext:value-type="percentage">
            <text:p>46.89 %</text:p>
          </table:table-cell>
          <table:table-cell office:value-type="percentage" office:value="0.539704848910752" calcext:value-type="percentage">
            <text:p>53.9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0.66" calcext:value-type="float">
            <text:p>50.66 %</text:p>
          </table:table-cell>
          <table:table-cell office:value-type="percentage" office:value="0.59468" calcext:value-type="percentage">
            <text:p>59.47 %</text:p>
          </table:table-cell>
          <table:table-cell office:value-type="percentage" office:value="0.405538461538461" calcext:value-type="percentage">
            <text:p>40.55 %</text:p>
          </table:table-cell>
          <table:table-cell/>
          <table:table-cell office:value-type="float" office:value="48.63" calcext:value-type="float">
            <text:p>48.63 %</text:p>
          </table:table-cell>
          <table:table-cell office:value-type="percentage" office:value="0.583766361137899" calcext:value-type="percentage">
            <text:p>58.38 %</text:p>
          </table:table-cell>
          <table:table-cell office:value-type="percentage" office:value="0.420615384615385" calcext:value-type="percentage">
            <text:p>42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3.43" calcext:value-type="float">
            <text:p>53.43 %</text:p>
          </table:table-cell>
          <table:table-cell office:value-type="percentage" office:value="0.626481288292764" calcext:value-type="percentage">
            <text:p>62.65 %</text:p>
          </table:table-cell>
          <table:table-cell office:value-type="percentage" office:value="0.374366616989568" calcext:value-type="percentage">
            <text:p>37.44 %</text:p>
          </table:table-cell>
          <table:table-cell/>
          <table:table-cell office:value-type="float" office:value="51.55" calcext:value-type="float">
            <text:p>51.55 %</text:p>
          </table:table-cell>
          <table:table-cell office:value-type="percentage" office:value="0.611613762107995" calcext:value-type="percentage">
            <text:p>61.16 %</text:p>
          </table:table-cell>
          <table:table-cell office:value-type="percentage" office:value="0.392250372578241" calcext:value-type="percentage">
            <text:p>39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52.63" calcext:value-type="float">
            <text:p>52.63 %</text:p>
          </table:table-cell>
          <table:table-cell office:value-type="percentage" office:value="0.620940260719673" calcext:value-type="percentage">
            <text:p>62.09 %</text:p>
          </table:table-cell>
          <table:table-cell office:value-type="percentage" office:value="0.380090497737556" calcext:value-type="percentage">
            <text:p>38.01 %</text:p>
          </table:table-cell>
          <table:table-cell/>
          <table:table-cell office:value-type="float" office:value="50.82" calcext:value-type="float">
            <text:p>50.82 %</text:p>
          </table:table-cell>
          <table:table-cell office:value-type="percentage" office:value="0.610529546326984" calcext:value-type="percentage">
            <text:p>61.05 %</text:p>
          </table:table-cell>
          <table:table-cell office:value-type="percentage" office:value="0.396250808015514" calcext:value-type="percentage">
            <text:p>39.6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3.42" calcext:value-type="float">
            <text:p>63.42 %</text:p>
          </table:table-cell>
          <table:table-cell office:value-type="percentage" office:value="0.702110708131844" calcext:value-type="percentage">
            <text:p>70.21 %</text:p>
          </table:table-cell>
          <table:table-cell office:value-type="percentage" office:value="0.298649324662331" calcext:value-type="percentage">
            <text:p>29.86 %</text:p>
          </table:table-cell>
          <table:table-cell/>
          <table:table-cell office:value-type="float" office:value="61.89" calcext:value-type="float">
            <text:p>61.89 %</text:p>
          </table:table-cell>
          <table:table-cell office:value-type="percentage" office:value="0.692504086153129" calcext:value-type="percentage">
            <text:p>69.25 %</text:p>
          </table:table-cell>
          <table:table-cell office:value-type="percentage" office:value="0.311905952976488" calcext:value-type="percentage">
            <text:p>31.19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55.14" calcext:value-type="float">
            <text:p>55.14 %</text:p>
          </table:table-cell>
          <table:table-cell office:value-type="percentage" office:value="0.642646892655367" calcext:value-type="percentage">
            <text:p>64.26 %</text:p>
          </table:table-cell>
          <table:table-cell office:value-type="percentage" office:value="0.358397534668721" calcext:value-type="percentage">
            <text:p>35.84 %</text:p>
          </table:table-cell>
          <table:table-cell/>
          <table:table-cell office:value-type="float" office:value="52.59" calcext:value-type="float">
            <text:p>52.59 %</text:p>
          </table:table-cell>
          <table:table-cell office:value-type="percentage" office:value="0.627930984765013" calcext:value-type="percentage">
            <text:p>62.79 %</text:p>
          </table:table-cell>
          <table:table-cell office:value-type="percentage" office:value="0.376579352850539" calcext:value-type="percentage">
            <text:p>37.66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5:.C19])" office:value-type="float" office:value="47.5846666666667" calcext:value-type="float">
            <text:p>47.58 %</text:p>
          </table:table-cell>
          <table:table-cell table:style-name="ce17" table:formula="of:=AVERAGE([.D5:.D19])" office:value-type="percentage" office:value="0.556916909475533" calcext:value-type="percentage">
            <text:p>55.69 %</text:p>
          </table:table-cell>
          <table:table-cell table:style-name="ce17" table:formula="of:=AVERAGE([.E5:.E19])" office:value-type="percentage" office:value="0.443786293943696" calcext:value-type="percentage">
            <text:p>44.38 %</text:p>
          </table:table-cell>
          <table:table-cell table:style-name="ce6"/>
          <table:table-cell table:style-name="ce21" table:formula="of:=AVERAGE([.G5:.G19])" office:value-type="float" office:value="46.4593333333333" calcext:value-type="float">
            <text:p>46.46 %</text:p>
          </table:table-cell>
          <table:table-cell table:style-name="ce17" table:formula="of:=AVERAGE([.H5:.H19])" office:value-type="percentage" office:value="0.556511273741204" calcext:value-type="percentage">
            <text:p>55.65 %</text:p>
          </table:table-cell>
          <table:table-cell table:style-name="ce17" table:formula="of:=AVERAGE([.I5:.I19])" office:value-type="percentage" office:value="0.449432385963143" calcext:value-type="percentage">
            <text:p>44.94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7" table:formula="of:=[.G20]-[.C20]" office:value-type="float" office:value="-1.12533333333333" calcext:value-type="float">
            <text:p>-1.13 %</text:p>
          </table:table-cell>
          <table:table-cell table:style-name="ce32" table:formula="of:=[.H20]-[.D20]" office:value-type="percentage" office:value="-0.000405635734328058" calcext:value-type="percentage">
            <text:p>-0.04 %</text:p>
          </table:table-cell>
          <table:table-cell table:style-name="ce37" table:formula="of:=[.I20]-[.E20]" office:value-type="percentage" office:value="0.00564609201944749" calcext:value-type="percentage">
            <text:p>0.56 %</text:p>
          </table:table-cell>
          <table:table-cell/>
        </table:table-row>
        <table:table-row table:style-name="ro2">
          <table:table-cell/>
          <table:table-cell table:style-name="ce6"/>
          <table:table-cell table:number-columns-repeated="8"/>
        </table:table-row>
        <table:table-row table:style-name="ro2">
          <table:table-cell table:number-columns-repeated="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 table:number-columns-spanned="1" table:number-rows-spanned="17">
            <text:p>n_egos=3</text:p>
          </table:table-cell>
          <table:table-cell office:value-type="float" office:value="73.8" calcext:value-type="float">
            <text:p>73.80 %</text:p>
          </table:table-cell>
          <table:table-cell office:value-type="percentage" office:value="0.7849649345472" calcext:value-type="percentage">
            <text:p>78.50 %</text:p>
          </table:table-cell>
          <table:table-cell office:value-type="percentage" office:value="0.216079666105294" calcext:value-type="percentage">
            <text:p>21.61 %</text:p>
          </table:table-cell>
          <table:table-cell/>
          <table:table-cell office:value-type="float" office:value="29.89" calcext:value-type="float">
            <text:p>29.89 %</text:p>
          </table:table-cell>
          <table:table-cell office:value-type="percentage" office:value="0.484761605509581" calcext:value-type="percentage">
            <text:p>48.48 %</text:p>
          </table:table-cell>
          <table:table-cell office:value-type="percentage" office:value="0.519001244782895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13" calcext:value-type="float">
            <text:p>72.13 %</text:p>
          </table:table-cell>
          <table:table-cell office:value-type="percentage" office:value="0.772818277537349" calcext:value-type="percentage">
            <text:p>77.28 %</text:p>
          </table:table-cell>
          <table:table-cell office:value-type="percentage" office:value="0.227951052081779" calcext:value-type="percentage">
            <text:p>22.80 %</text:p>
          </table:table-cell>
          <table:table-cell/>
          <table:table-cell office:value-type="float" office:value="26.26" calcext:value-type="float">
            <text:p>26.26 %</text:p>
          </table:table-cell>
          <table:table-cell office:value-type="percentage" office:value="0.46028032188597" calcext:value-type="percentage">
            <text:p>46.03 %</text:p>
          </table:table-cell>
          <table:table-cell office:value-type="percentage" office:value="0.544694821668408" calcext:value-type="percentage">
            <text:p>54.4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1.58" calcext:value-type="float">
            <text:p>71.58 %</text:p>
          </table:table-cell>
          <table:table-cell office:value-type="percentage" office:value="0.767724880340522" calcext:value-type="percentage">
            <text:p>76.77 %</text:p>
          </table:table-cell>
          <table:table-cell office:value-type="percentage" office:value="0.233190271816881" calcext:value-type="percentage">
            <text:p>23.32 %</text:p>
          </table:table-cell>
          <table:table-cell/>
          <table:table-cell office:value-type="float" office:value="24.31" calcext:value-type="float">
            <text:p>24.31 %</text:p>
          </table:table-cell>
          <table:table-cell office:value-type="percentage" office:value="0.446877763340372" calcext:value-type="percentage">
            <text:p>44.69 %</text:p>
          </table:table-cell>
          <table:table-cell office:value-type="percentage" office:value="0.557065649340327" calcext:value-type="percentage">
            <text:p>55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7662661883489" calcext:value-type="percentage">
            <text:p>77.66 %</text:p>
          </table:table-cell>
          <table:table-cell office:value-type="percentage" office:value="0.223636117503723" calcext:value-type="percentage">
            <text:p>22.36 %</text:p>
          </table:table-cell>
          <table:table-cell/>
          <table:table-cell office:value-type="float" office:value="26.76" calcext:value-type="float">
            <text:p>26.76 %</text:p>
          </table:table-cell>
          <table:table-cell office:value-type="percentage" office:value="0.456548981722359" calcext:value-type="percentage">
            <text:p>45.65 %</text:p>
          </table:table-cell>
          <table:table-cell office:value-type="percentage" office:value="0.546703668607012" calcext:value-type="percentage">
            <text:p>54.6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.35" calcext:value-type="float">
            <text:p>72.35 %</text:p>
          </table:table-cell>
          <table:table-cell office:value-type="percentage" office:value="0.772133728309702" calcext:value-type="percentage">
            <text:p>77.21 %</text:p>
          </table:table-cell>
          <table:table-cell office:value-type="percentage" office:value="0.228167743874944" calcext:value-type="percentage">
            <text:p>22.82 %</text:p>
          </table:table-cell>
          <table:table-cell/>
          <table:table-cell office:value-type="float" office:value="25.02" calcext:value-type="float">
            <text:p>25.02 %</text:p>
          </table:table-cell>
          <table:table-cell office:value-type="percentage" office:value="0.454601287968625" calcext:value-type="percentage">
            <text:p>45.46 %</text:p>
          </table:table-cell>
          <table:table-cell office:value-type="percentage" office:value="0.550278070043589" calcext:value-type="percentage">
            <text:p>55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2" calcext:value-type="float">
            <text:p>72.00 %</text:p>
          </table:table-cell>
          <table:table-cell office:value-type="percentage" office:value="0.768897215230638" calcext:value-type="percentage">
            <text:p>76.89 %</text:p>
          </table:table-cell>
          <table:table-cell office:value-type="percentage" office:value="0.231561284417665" calcext:value-type="percentage">
            <text:p>23.16 %</text:p>
          </table:table-cell>
          <table:table-cell/>
          <table:table-cell office:value-type="float" office:value="23.62" calcext:value-type="float">
            <text:p>23.62 %</text:p>
          </table:table-cell>
          <table:table-cell office:value-type="percentage" office:value="0.437146931686759" calcext:value-type="percentage">
            <text:p>43.71 %</text:p>
          </table:table-cell>
          <table:table-cell office:value-type="percentage" office:value="0.567081076958279" calcext:value-type="percentage">
            <text:p>56.7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5194240695463" calcext:value-type="percentage">
            <text:p>81.52 %</text:p>
          </table:table-cell>
          <table:table-cell office:value-type="percentage" office:value="0.185626045553983" calcext:value-type="percentage">
            <text:p>18.56 %</text:p>
          </table:table-cell>
          <table:table-cell/>
          <table:table-cell office:value-type="float" office:value="40.17" calcext:value-type="float">
            <text:p>40.17 %</text:p>
          </table:table-cell>
          <table:table-cell office:value-type="percentage" office:value="0.56025652794738" calcext:value-type="percentage">
            <text:p>56.03 %</text:p>
          </table:table-cell>
          <table:table-cell office:value-type="percentage" office:value="0.443636597606486" calcext:value-type="percentage">
            <text:p>44.36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73.45" calcext:value-type="float">
            <text:p>73.45 %</text:p>
          </table:table-cell>
          <table:table-cell office:value-type="percentage" office:value="0.779595045847021" calcext:value-type="percentage">
            <text:p>77.96 %</text:p>
          </table:table-cell>
          <table:table-cell office:value-type="percentage" office:value="0.220642443391259" calcext:value-type="percentage">
            <text:p>22.06 %</text:p>
          </table:table-cell>
          <table:table-cell/>
          <table:table-cell office:value-type="float" office:value="28.86" calcext:value-type="float">
            <text:p>28.86 %</text:p>
          </table:table-cell>
          <table:table-cell office:value-type="percentage" office:value="0.476934682140712" calcext:value-type="percentage">
            <text:p>47.69 %</text:p>
          </table:table-cell>
          <table:table-cell office:value-type="percentage" office:value="0.526893853908072" calcext:value-type="percentage">
            <text:p>52.6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38" calcext:value-type="float">
            <text:p>74.38 %</text:p>
          </table:table-cell>
          <table:table-cell office:value-type="percentage" office:value="0.785606399005027" calcext:value-type="percentage">
            <text:p>78.56 %</text:p>
          </table:table-cell>
          <table:table-cell office:value-type="percentage" office:value="0.214724893583478" calcext:value-type="percentage">
            <text:p>21.47 %</text:p>
          </table:table-cell>
          <table:table-cell/>
          <table:table-cell office:value-type="float" office:value="30.19" calcext:value-type="float">
            <text:p>30.19 %</text:p>
          </table:table-cell>
          <table:table-cell office:value-type="percentage" office:value="0.486081023296402" calcext:value-type="percentage">
            <text:p>48.61 %</text:p>
          </table:table-cell>
          <table:table-cell office:value-type="percentage" office:value="0.517341951757843" calcext:value-type="percentage">
            <text:p>51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8" calcext:value-type="float">
            <text:p>75.78 %</text:p>
          </table:table-cell>
          <table:table-cell office:value-type="percentage" office:value="0.797988959536772" calcext:value-type="percentage">
            <text:p>79.80 %</text:p>
          </table:table-cell>
          <table:table-cell office:value-type="percentage" office:value="0.202717865602793" calcext:value-type="percentage">
            <text:p>20.27 %</text:p>
          </table:table-cell>
          <table:table-cell/>
          <table:table-cell office:value-type="float" office:value="32.92" calcext:value-type="float">
            <text:p>32.92 %</text:p>
          </table:table-cell>
          <table:table-cell office:value-type="percentage" office:value="0.508657011237323" calcext:value-type="percentage">
            <text:p>50.87 %</text:p>
          </table:table-cell>
          <table:table-cell office:value-type="percentage" office:value="0.496135145243735" calcext:value-type="percentage">
            <text:p>49.61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57" calcext:value-type="float">
            <text:p>69.57 %</text:p>
          </table:table-cell>
          <table:table-cell office:value-type="percentage" office:value="0.74472924125922" calcext:value-type="percentage">
            <text:p>74.47 %</text:p>
          </table:table-cell>
          <table:table-cell office:value-type="percentage" office:value="0.25559077302342" calcext:value-type="percentage">
            <text:p>25.56 %</text:p>
          </table:table-cell>
          <table:table-cell/>
          <table:table-cell office:value-type="float" office:value="33.22" calcext:value-type="float">
            <text:p>33.22 %</text:p>
          </table:table-cell>
          <table:table-cell office:value-type="percentage" office:value="0.485820003674022" calcext:value-type="percentage">
            <text:p>48.58 %</text:p>
          </table:table-cell>
          <table:table-cell office:value-type="percentage" office:value="0.519017432646593" calcext:value-type="percentage">
            <text:p>51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8.43" calcext:value-type="float">
            <text:p>68.43 %</text:p>
          </table:table-cell>
          <table:table-cell office:value-type="percentage" office:value="0.744557202839775" calcext:value-type="percentage">
            <text:p>74.46 %</text:p>
          </table:table-cell>
          <table:table-cell office:value-type="percentage" office:value="0.256224317138023" calcext:value-type="percentage">
            <text:p>25.62 %</text:p>
          </table:table-cell>
          <table:table-cell/>
          <table:table-cell office:value-type="float" office:value="32.89" calcext:value-type="float">
            <text:p>32.89 %</text:p>
          </table:table-cell>
          <table:table-cell office:value-type="percentage" office:value="0.510350218687815" calcext:value-type="percentage">
            <text:p>51.04 %</text:p>
          </table:table-cell>
          <table:table-cell office:value-type="percentage" office:value="0.494641849971799" calcext:value-type="percentage">
            <text:p>49.4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26" calcext:value-type="float">
            <text:p>69.26 %</text:p>
          </table:table-cell>
          <table:table-cell office:value-type="percentage" office:value="0.743664055815759" calcext:value-type="percentage">
            <text:p>74.37 %</text:p>
          </table:table-cell>
          <table:table-cell office:value-type="percentage" office:value="0.25680717631182" calcext:value-type="percentage">
            <text:p>25.68 %</text:p>
          </table:table-cell>
          <table:table-cell/>
          <table:table-cell office:value-type="float" office:value="34.31" calcext:value-type="float">
            <text:p>34.31 %</text:p>
          </table:table-cell>
          <table:table-cell office:value-type="percentage" office:value="0.493278462228123" calcext:value-type="percentage">
            <text:p>49.33 %</text:p>
          </table:table-cell>
          <table:table-cell office:value-type="percentage" office:value="0.511947289037072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69.66" calcext:value-type="float">
            <text:p>69.66 %</text:p>
          </table:table-cell>
          <table:table-cell office:value-type="percentage" office:value="0.753377131559436" calcext:value-type="percentage">
            <text:p>75.34 %</text:p>
          </table:table-cell>
          <table:table-cell office:value-type="percentage" office:value="0.247466842408765" calcext:value-type="percentage">
            <text:p>24.75 %</text:p>
          </table:table-cell>
          <table:table-cell/>
          <table:table-cell office:value-type="float" office:value="35.09" calcext:value-type="float">
            <text:p>35.09 %</text:p>
          </table:table-cell>
          <table:table-cell office:value-type="percentage" office:value="0.521720147811375" calcext:value-type="percentage">
            <text:p>52.17 %</text:p>
          </table:table-cell>
          <table:table-cell office:value-type="percentage" office:value="0.483894884257352" calcext:value-type="percentage">
            <text:p>48.39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69.69" calcext:value-type="float">
            <text:p>69.69 %</text:p>
          </table:table-cell>
          <table:table-cell office:value-type="percentage" office:value="0.74368438251136" calcext:value-type="percentage">
            <text:p>74.37 %</text:p>
          </table:table-cell>
          <table:table-cell office:value-type="percentage" office:value="0.256671403758093" calcext:value-type="percentage">
            <text:p>25.67 %</text:p>
          </table:table-cell>
          <table:table-cell/>
          <table:table-cell office:value-type="float" office:value="35.04" calcext:value-type="float">
            <text:p>35.04 %</text:p>
          </table:table-cell>
          <table:table-cell office:value-type="percentage" office:value="0.508591884324131" calcext:value-type="percentage">
            <text:p>50.86 %</text:p>
          </table:table-cell>
          <table:table-cell office:value-type="percentage" office:value="0.496210326859308" calcext:value-type="percentage">
            <text:p>49.62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24:.C38])" office:value-type="float" office:value="72.1793333333333" calcext:value-type="float">
            <text:p>72.18 %</text:p>
          </table:table-cell>
          <table:table-cell table:style-name="ce17" table:formula="of:=AVERAGE([.D24:.D38])" office:value-type="percentage" office:value="0.770104154258009" calcext:value-type="percentage">
            <text:p>77.01 %</text:p>
          </table:table-cell>
          <table:table-cell table:style-name="ce17" table:formula="of:=AVERAGE([.E24:.E38])" office:value-type="percentage" office:value="0.230470526438128" calcext:value-type="percentage">
            <text:p>23.05 %</text:p>
          </table:table-cell>
          <table:table-cell table:style-name="ce6"/>
          <table:table-cell table:style-name="ce21" table:formula="of:=AVERAGE([.G24:.G38])" office:value-type="float" office:value="30.57" calcext:value-type="float">
            <text:p>30.57 %</text:p>
          </table:table-cell>
          <table:table-cell table:style-name="ce17" table:formula="of:=AVERAGE([.H24:.H38])" office:value-type="percentage" office:value="0.486127123564063" calcext:value-type="percentage">
            <text:p>48.61 %</text:p>
          </table:table-cell>
          <table:table-cell table:style-name="ce17" table:formula="of:=AVERAGE([.I24:.I38])" office:value-type="percentage" office:value="0.518302924179251" calcext:value-type="percentage">
            <text:p>51.83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28" table:formula="of:=[.G39]-[.C39]" office:value-type="float" office:value="-41.6093333333333" calcext:value-type="float">
            <text:p>-41.61 %</text:p>
          </table:table-cell>
          <table:table-cell table:style-name="ce33" table:formula="of:=[.H39]-[.D39]" office:value-type="percentage" office:value="-0.283977030693946" calcext:value-type="percentage">
            <text:p>-28.40 %</text:p>
          </table:table-cell>
          <table:table-cell table:style-name="ce38" table:formula="of:=[.I39]-[.E39]" office:value-type="percentage" office:value="0.287832397741124" calcext:value-type="percentage">
            <text:p>28.78 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"/>
          <table:table-cell table:style-name="ce9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 table:number-columns-spanned="1" table:number-rows-spanned="17">
            <text:p>n_egos=6</text:p>
          </table:table-cell>
          <table:table-cell office:value-type="float" office:value="76.92" calcext:value-type="float">
            <text:p>76.92 %</text:p>
          </table:table-cell>
          <table:table-cell office:value-type="percentage" office:value="0.808342579322885" calcext:value-type="percentage">
            <text:p>80.83 %</text:p>
          </table:table-cell>
          <table:table-cell office:value-type="percentage" office:value="0.192239532769328" calcext:value-type="percentage">
            <text:p>19.22 %</text:p>
          </table:table-cell>
          <table:table-cell/>
          <table:table-cell office:value-type="float" office:value="51.31" calcext:value-type="float">
            <text:p>51.31 %</text:p>
          </table:table-cell>
          <table:table-cell office:value-type="percentage" office:value="0.62842781492316" calcext:value-type="percentage">
            <text:p>62.84 %</text:p>
          </table:table-cell>
          <table:table-cell office:value-type="percentage" office:value="0.377991462869647" calcext:value-type="percentage">
            <text:p>37.8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3.16" calcext:value-type="float">
            <text:p>73.16 %</text:p>
          </table:table-cell>
          <table:table-cell office:value-type="percentage" office:value="0.7809345137797" calcext:value-type="percentage">
            <text:p>78.09 %</text:p>
          </table:table-cell>
          <table:table-cell office:value-type="percentage" office:value="0.219902280680992" calcext:value-type="percentage">
            <text:p>21.99 %</text:p>
          </table:table-cell>
          <table:table-cell/>
          <table:table-cell office:value-type="float" office:value="42.06" calcext:value-type="float">
            <text:p>42.06 %</text:p>
          </table:table-cell>
          <table:table-cell office:value-type="percentage" office:value="0.563128411771093" calcext:value-type="percentage">
            <text:p>56.31 %</text:p>
          </table:table-cell>
          <table:table-cell office:value-type="percentage" office:value="0.443439449525774" calcext:value-type="percentage">
            <text:p>44.3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3" calcext:value-type="float">
            <text:p>77.43 %</text:p>
          </table:table-cell>
          <table:table-cell office:value-type="percentage" office:value="0.817970011623003" calcext:value-type="percentage">
            <text:p>81.80 %</text:p>
          </table:table-cell>
          <table:table-cell office:value-type="percentage" office:value="0.182938871231524" calcext:value-type="percentage">
            <text:p>18.29 %</text:p>
          </table:table-cell>
          <table:table-cell/>
          <table:table-cell office:value-type="float" office:value="52.01" calcext:value-type="float">
            <text:p>52.01 %</text:p>
          </table:table-cell>
          <table:table-cell office:value-type="percentage" office:value="0.641989788274196" calcext:value-type="percentage">
            <text:p>64.20 %</text:p>
          </table:table-cell>
          <table:table-cell office:value-type="percentage" office:value="0.364196007035517" calcext:value-type="percentage">
            <text:p>36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27" calcext:value-type="float">
            <text:p>77.27 %</text:p>
          </table:table-cell>
          <table:table-cell office:value-type="percentage" office:value="0.813872089228308" calcext:value-type="percentage">
            <text:p>81.39 %</text:p>
          </table:table-cell>
          <table:table-cell office:value-type="percentage" office:value="0.187075928917609" calcext:value-type="percentage">
            <text:p>18.71 %</text:p>
          </table:table-cell>
          <table:table-cell/>
          <table:table-cell office:value-type="float" office:value="51.27" calcext:value-type="float">
            <text:p>51.27 %</text:p>
          </table:table-cell>
          <table:table-cell office:value-type="percentage" office:value="0.631595690969152" calcext:value-type="percentage">
            <text:p>63.16 %</text:p>
          </table:table-cell>
          <table:table-cell office:value-type="percentage" office:value="0.374225290057277" calcext:value-type="percentage">
            <text:p>37.4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6" calcext:value-type="float">
            <text:p>76.06 %</text:p>
          </table:table-cell>
          <table:table-cell office:value-type="percentage" office:value="0.802721565479665" calcext:value-type="percentage">
            <text:p>80.27 %</text:p>
          </table:table-cell>
          <table:table-cell office:value-type="percentage" office:value="0.197956800934034" calcext:value-type="percentage">
            <text:p>19.80 %</text:p>
          </table:table-cell>
          <table:table-cell/>
          <table:table-cell office:value-type="float" office:value="48.81" calcext:value-type="float">
            <text:p>48.81 %</text:p>
          </table:table-cell>
          <table:table-cell office:value-type="percentage" office:value="0.615699488019858" calcext:value-type="percentage">
            <text:p>61.57 %</text:p>
          </table:table-cell>
          <table:table-cell office:value-type="percentage" office:value="0.390309398715703" calcext:value-type="percentage">
            <text:p>39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14" calcext:value-type="float">
            <text:p>79.14 %</text:p>
          </table:table-cell>
          <table:table-cell office:value-type="percentage" office:value="0.825617306361277" calcext:value-type="percentage">
            <text:p>82.56 %</text:p>
          </table:table-cell>
          <table:table-cell office:value-type="percentage" office:value="0.174991401383422" calcext:value-type="percentage">
            <text:p>17.50 %</text:p>
          </table:table-cell>
          <table:table-cell/>
          <table:table-cell office:value-type="float" office:value="30.95" calcext:value-type="float">
            <text:p>30.95 %</text:p>
          </table:table-cell>
          <table:table-cell office:value-type="percentage" office:value="0.506637446031071" calcext:value-type="percentage">
            <text:p>50.66 %</text:p>
          </table:table-cell>
          <table:table-cell office:value-type="percentage" office:value="0.501528642947224" calcext:value-type="percentage">
            <text:p>50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01" calcext:value-type="float">
            <text:p>76.01 %</text:p>
          </table:table-cell>
          <table:table-cell office:value-type="percentage" office:value="0.805543424762332" calcext:value-type="percentage">
            <text:p>80.55 %</text:p>
          </table:table-cell>
          <table:table-cell office:value-type="percentage" office:value="0.195050315373874" calcext:value-type="percentage">
            <text:p>19.51 %</text:p>
          </table:table-cell>
          <table:table-cell/>
          <table:table-cell office:value-type="float" office:value="20.62" calcext:value-type="float">
            <text:p>20.62 %</text:p>
          </table:table-cell>
          <table:table-cell office:value-type="percentage" office:value="0.450433296408595" calcext:value-type="percentage">
            <text:p>45.04 %</text:p>
          </table:table-cell>
          <table:table-cell office:value-type="percentage" office:value="0.558933988155424" calcext:value-type="percentage">
            <text:p>55.89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81.2" calcext:value-type="float">
            <text:p>81.20 %</text:p>
          </table:table-cell>
          <table:table-cell office:value-type="percentage" office:value="0.846297388862287" calcext:value-type="percentage">
            <text:p>84.63 %</text:p>
          </table:table-cell>
          <table:table-cell office:value-type="percentage" office:value="0.154268417812436" calcext:value-type="percentage">
            <text:p>15.43 %</text:p>
          </table:table-cell>
          <table:table-cell/>
          <table:table-cell office:value-type="float" office:value="37.31" calcext:value-type="float">
            <text:p>37.31 %</text:p>
          </table:table-cell>
          <table:table-cell office:value-type="percentage" office:value="0.554425002013982" calcext:value-type="percentage">
            <text:p>55.44 %</text:p>
          </table:table-cell>
          <table:table-cell office:value-type="percentage" office:value="0.452442027498461" calcext:value-type="percentage">
            <text:p>45.24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84" calcext:value-type="float">
            <text:p>79.84 %</text:p>
          </table:table-cell>
          <table:table-cell office:value-type="percentage" office:value="0.836044180414679" calcext:value-type="percentage">
            <text:p>83.60 %</text:p>
          </table:table-cell>
          <table:table-cell office:value-type="percentage" office:value="0.164600485186529" calcext:value-type="percentage">
            <text:p>16.46 %</text:p>
          </table:table-cell>
          <table:table-cell/>
          <table:table-cell office:value-type="float" office:value="32.35" calcext:value-type="float">
            <text:p>32.35 %</text:p>
          </table:table-cell>
          <table:table-cell office:value-type="percentage" office:value="0.520309351606434" calcext:value-type="percentage">
            <text:p>52.03 %</text:p>
          </table:table-cell>
          <table:table-cell office:value-type="percentage" office:value="0.48734503638899" calcext:value-type="percentage">
            <text:p>48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2" calcext:value-type="float">
            <text:p>76.12 %</text:p>
          </table:table-cell>
          <table:table-cell office:value-type="percentage" office:value="0.804061894752545" calcext:value-type="percentage">
            <text:p>80.41 %</text:p>
          </table:table-cell>
          <table:table-cell office:value-type="percentage" office:value="0.196393890713789" calcext:value-type="percentage">
            <text:p>19.64 %</text:p>
          </table:table-cell>
          <table:table-cell/>
          <table:table-cell office:value-type="float" office:value="19.73" calcext:value-type="float">
            <text:p>19.73 %</text:p>
          </table:table-cell>
          <table:table-cell office:value-type="percentage" office:value="0.439082761987946" calcext:value-type="percentage">
            <text:p>43.91 %</text:p>
          </table:table-cell>
          <table:table-cell office:value-type="percentage" office:value="0.570623636320042" calcext:value-type="percentage">
            <text:p>57.0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57" calcext:value-type="float">
            <text:p>80.57 %</text:p>
          </table:table-cell>
          <table:table-cell office:value-type="percentage" office:value="0.836102796540263" calcext:value-type="percentage">
            <text:p>83.61 %</text:p>
          </table:table-cell>
          <table:table-cell office:value-type="percentage" office:value="0.164274039502964" calcext:value-type="percentage">
            <text:p>16.43 %</text:p>
          </table:table-cell>
          <table:table-cell/>
          <table:table-cell office:value-type="float" office:value="39.05" calcext:value-type="float">
            <text:p>39.05 %</text:p>
          </table:table-cell>
          <table:table-cell office:value-type="percentage" office:value="0.555838524721541" calcext:value-type="percentage">
            <text:p>55.58 %</text:p>
          </table:table-cell>
          <table:table-cell office:value-type="percentage" office:value="0.448967133376657" calcext:value-type="percentage">
            <text:p>44.90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58" calcext:value-type="float">
            <text:p>79.58 %</text:p>
          </table:table-cell>
          <table:table-cell office:value-type="percentage" office:value="0.83150701321286" calcext:value-type="percentage">
            <text:p>83.15 %</text:p>
          </table:table-cell>
          <table:table-cell office:value-type="percentage" office:value="0.168869587109768" calcext:value-type="percentage">
            <text:p>16.89 %</text:p>
          </table:table-cell>
          <table:table-cell/>
          <table:table-cell office:value-type="float" office:value="35.33" calcext:value-type="float">
            <text:p>35.33 %</text:p>
          </table:table-cell>
          <table:table-cell office:value-type="percentage" office:value="0.54784141124618" calcext:value-type="percentage">
            <text:p>54.78 %</text:p>
          </table:table-cell>
          <table:table-cell office:value-type="percentage" office:value="0.456570996978852" calcext:value-type="percentage">
            <text:p>45.66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" calcext:value-type="float">
            <text:p>77.00 %</text:p>
          </table:table-cell>
          <table:table-cell office:value-type="percentage" office:value="0.811899870309284" calcext:value-type="percentage">
            <text:p>81.19 %</text:p>
          </table:table-cell>
          <table:table-cell office:value-type="percentage" office:value="0.188581578279624" calcext:value-type="percentage">
            <text:p>18.86 %</text:p>
          </table:table-cell>
          <table:table-cell/>
          <table:table-cell office:value-type="float" office:value="27.81" calcext:value-type="float">
            <text:p>27.81 %</text:p>
          </table:table-cell>
          <table:table-cell office:value-type="percentage" office:value="0.493038173482992" calcext:value-type="percentage">
            <text:p>49.30 %</text:p>
          </table:table-cell>
          <table:table-cell office:value-type="percentage" office:value="0.511875158589191" calcext:value-type="percentage">
            <text:p>51.1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5" calcext:value-type="float">
            <text:p>77.45 %</text:p>
          </table:table-cell>
          <table:table-cell office:value-type="percentage" office:value="0.813469924846867" calcext:value-type="percentage">
            <text:p>81.35 %</text:p>
          </table:table-cell>
          <table:table-cell office:value-type="percentage" office:value="0.186983959300548" calcext:value-type="percentage">
            <text:p>18.70 %</text:p>
          </table:table-cell>
          <table:table-cell/>
          <table:table-cell office:value-type="float" office:value="29.55" calcext:value-type="float">
            <text:p>29.55 %</text:p>
          </table:table-cell>
          <table:table-cell office:value-type="percentage" office:value="0.514638335284721" calcext:value-type="percentage">
            <text:p>51.46 %</text:p>
          </table:table-cell>
          <table:table-cell office:value-type="percentage" office:value="0.491840649412026" calcext:value-type="percentage">
            <text:p>49.18 %</text:p>
          </table:table-cell>
          <table:table-cell/>
        </table:table-row>
        <table:table-row table:style-name="ro2">
          <table:table-cell/>
          <table:covered-table-cell table:style-name="ce5"/>
          <table:table-cell office:value-type="float" office:value="76.84" calcext:value-type="float">
            <text:p>76.84 %</text:p>
          </table:table-cell>
          <table:table-cell office:value-type="percentage" office:value="0.807626602848194" calcext:value-type="percentage">
            <text:p>80.76 %</text:p>
          </table:table-cell>
          <table:table-cell office:value-type="percentage" office:value="0.192949578342239" calcext:value-type="percentage">
            <text:p>19.29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9070606887222" calcext:value-type="percentage">
            <text:p>50.91 %</text:p>
          </table:table-cell>
          <table:table-cell office:value-type="percentage" office:value="0.496517841314863" calcext:value-type="percentage">
            <text:p>49.65 %</text:p>
          </table:table-cell>
          <table:table-cell/>
        </table:table-row>
        <table:table-row table:style-name="ro2">
          <table:table-cell/>
          <table:covered-table-cell table:style-name="ce6"/>
          <table:table-cell table:style-name="ce21" table:formula="of:=AVERAGE([.C43:.C57])" office:value-type="float" office:value="77.6393333333333" calcext:value-type="float">
            <text:p>77.64 %</text:p>
          </table:table-cell>
          <table:table-cell table:style-name="ce17" table:formula="of:=AVERAGE([.D43:.D57])" office:value-type="percentage" office:value="0.81613407748961" calcext:value-type="percentage">
            <text:p>81.61 %</text:p>
          </table:table-cell>
          <table:table-cell table:style-name="ce17" table:formula="of:=AVERAGE([.E43:.E57])" office:value-type="percentage" office:value="0.184471777835912" calcext:value-type="percentage">
            <text:p>18.45 %</text:p>
          </table:table-cell>
          <table:table-cell table:style-name="ce6"/>
          <table:table-cell table:style-name="ce21" table:formula="of:=AVERAGE([.G43:.G57])" office:value-type="float" office:value="36.5253333333333" calcext:value-type="float">
            <text:p>36.53 %</text:p>
          </table:table-cell>
          <table:table-cell table:style-name="ce17" table:formula="of:=AVERAGE([.H43:.H57])" office:value-type="percentage" office:value="0.544810406908543" calcext:value-type="percentage">
            <text:p>54.48 %</text:p>
          </table:table-cell>
          <table:table-cell table:style-name="ce17" table:formula="of:=AVERAGE([.I43:.I57])" office:value-type="percentage" office:value="0.461787114612377" calcext:value-type="percentage">
            <text:p>46.18 %</text:p>
          </table:table-cell>
          <table:table-cell/>
        </table:table-row>
        <table:table-row table:style-name="ro3">
          <table:table-cell/>
          <table:covered-table-cell table:style-name="ce6"/>
          <table:table-cell table:style-name="ce21"/>
          <table:table-cell table:style-name="ce17" table:number-columns-repeated="2"/>
          <table:table-cell table:style-name="ce6"/>
          <table:table-cell table:style-name="ce31" table:formula="of:=[.G58]-[.C58]" office:value-type="float" office:value="-41.114" calcext:value-type="float">
            <text:p>-41.11 %</text:p>
          </table:table-cell>
          <table:table-cell table:style-name="ce36" table:formula="of:=[.H58]-[.D58]" office:value-type="percentage" office:value="-0.271323670581067" calcext:value-type="percentage">
            <text:p>-27.13 %</text:p>
          </table:table-cell>
          <table:table-cell table:style-name="ce41" table:formula="of:=[.I58]-[.E58]" office:value-type="percentage" office:value="0.277315336776464" calcext:value-type="percentage">
            <text:p>27.73 %</text:p>
          </table:table-cell>
          <table:table-cell/>
        </table:table-row>
        <table:table-row table:style-name="ro2" table:number-rows-repeated="1048516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perception_eval.H21:perception_eval.H21">
            <calcext:condition calcext:apply-style-name="Good" calcext:value="&lt;0" calcext:base-cell-address="perception_eval.H21"/>
          </calcext:conditional-format>
          <calcext:conditional-format calcext:target-range-address="perception_eval.I21:perception_eval.I21">
            <calcext:condition calcext:apply-style-name="Good" calcext:value="&gt;0" calcext:base-cell-address="perception_eval.I21"/>
          </calcext:conditional-format>
          <calcext:conditional-format calcext:target-range-address="perception_eval.G21:perception_eval.G21">
            <calcext:condition calcext:apply-style-name="Good" calcext:value="&lt;0" calcext:base-cell-address="perception_eval.G21"/>
          </calcext:conditional-format>
          <calcext:conditional-format calcext:target-range-address="perception_eval.H40:perception_eval.H40">
            <calcext:condition calcext:apply-style-name="Good" calcext:value="&lt;0" calcext:base-cell-address="perception_eval.H40"/>
          </calcext:conditional-format>
          <calcext:conditional-format calcext:target-range-address="perception_eval.I40:perception_eval.I40">
            <calcext:condition calcext:apply-style-name="Good" calcext:value="&gt;0" calcext:base-cell-address="perception_eval.I40"/>
          </calcext:conditional-format>
          <calcext:conditional-format calcext:target-range-address="perception_eval.G40:perception_eval.G40">
            <calcext:condition calcext:apply-style-name="Good" calcext:value="&lt;0" calcext:base-cell-address="perception_eval.G40"/>
          </calcext:conditional-format>
          <calcext:conditional-format calcext:target-range-address="perception_eval.H59:perception_eval.H59">
            <calcext:condition calcext:apply-style-name="Good" calcext:value="&lt;0" calcext:base-cell-address="perception_eval.H59"/>
          </calcext:conditional-format>
          <calcext:conditional-format calcext:target-range-address="perception_eval.I59:perception_eval.I59">
            <calcext:condition calcext:apply-style-name="Good" calcext:value="&gt;0" calcext:base-cell-address="perception_eval.I59"/>
          </calcext:conditional-format>
          <calcext:conditional-format calcext:target-range-address="perception_eval.G59:perception_eval.G59">
            <calcext:condition calcext:apply-style-name="Good" calcext:value="&lt;0" calcext:base-cell-address="perception_eval.G59"/>
          </calcext:conditional-format>
        </calcext:conditional-formats>
      </table:table>
      <table:table table:name="perception_decay eval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>
            <text:p>Perception Evaluation – Grid 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44" office:value-type="string" calcext:value-type="string" table:number-columns-spanned="3" table:number-rows-spanned="1">
            <text:p>Local Only</text:p>
          </table:table-cell>
          <table:covered-table-cell table:number-columns-repeated="2" table:style-name="ce24"/>
          <table:table-cell table:style-name="ce5"/>
          <table:table-cell table:style-name="ce44" office:value-type="string" calcext:value-type="string" table:number-columns-spanned="3" table:number-rows-spanned="1">
            <text:p>Fused</text:p>
          </table:table-cell>
          <table:covered-table-cell table:number-columns-repeated="2" table:style-name="ce24"/>
          <table:table-cell/>
        </table:table-row>
        <table:table-row table:style-name="ro2">
          <table:table-cell table:number-columns-repeated="2"/>
          <table:table-cell table:style-name="ce44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5"/>
          <table:table-cell table:style-name="ce44" office:value-type="string" calcext:value-type="string">
            <text:p>% Unknown</text:p>
          </table:table-cell>
          <table:table-cell table:style-name="ce24" office:value-type="string" calcext:value-type="string">
            <text:p>MSE</text:p>
          </table:table-cell>
          <table:table-cell table:style-name="ce24" office:value-type="string" calcext:value-type="string">
            <text:p>Accuracy</text:p>
          </table:table-cell>
          <table:table-cell table:style-name="ce22"/>
        </table:table-row>
        <table:table-row table:style-name="ro2">
          <table:table-cell/>
          <table:table-cell table:style-name="ce5" office:value-type="float" office:value="0.05" calcext:value-type="float" table:number-columns-spanned="1" table:number-rows-spanned="5">
            <text:p>0.05</text:p>
          </table:table-cell>
          <table:table-cell office:value-type="float" office:value="78.41" calcext:value-type="float">
            <text:p>78.41 %</text:p>
          </table:table-cell>
          <table:table-cell office:value-type="percentage" office:value="0.821494767591165" calcext:value-type="percentage">
            <text:p>82.15 %</text:p>
          </table:table-cell>
          <table:table-cell office:value-type="percentage" office:value="0.178981650091049" calcext:value-type="percentage">
            <text:p>17.90 %</text:p>
          </table:table-cell>
          <table:table-cell/>
          <table:table-cell office:value-type="float" office:value="29.72" calcext:value-type="float">
            <text:p>29.72 %</text:p>
          </table:table-cell>
          <table:table-cell office:value-type="percentage" office:value="0.50528322439389" calcext:value-type="percentage">
            <text:p>50.53 %</text:p>
          </table:table-cell>
          <table:table-cell office:value-type="percentage" office:value="0.511171032357473" calcext:value-type="percentage">
            <text:p>51.12 %</text:p>
          </table:table-cell>
          <table:table-cell table:style-name="ce22"/>
        </table:table-row>
        <table:table-row table:style-name="ro2">
          <table:table-cell/>
          <table:covered-table-cell table:style-name="ce6"/>
          <table:table-cell office:value-type="float" office:value="76.8" calcext:value-type="float">
            <text:p>76.80 %</text:p>
          </table:table-cell>
          <table:table-cell office:value-type="percentage" office:value="0.812355842726264" calcext:value-type="percentage">
            <text:p>81.24 %</text:p>
          </table:table-cell>
          <table:table-cell office:value-type="percentage" office:value="0.188232729386687" calcext:value-type="percentage">
            <text:p>18.82 %</text:p>
          </table:table-cell>
          <table:table-cell/>
          <table:table-cell office:value-type="float" office:value="22.28" calcext:value-type="float">
            <text:p>22.28 %</text:p>
          </table:table-cell>
          <table:table-cell office:value-type="percentage" office:value="0.480622895023486" calcext:value-type="percentage">
            <text:p>48.06 %</text:p>
          </table:table-cell>
          <table:table-cell office:value-type="percentage" office:value="0.538828601879663" calcext:value-type="percentage">
            <text:p>53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47" calcext:value-type="float">
            <text:p>76.47 %</text:p>
          </table:table-cell>
          <table:table-cell office:value-type="percentage" office:value="0.808074803087023" calcext:value-type="percentage">
            <text:p>80.81 %</text:p>
          </table:table-cell>
          <table:table-cell office:value-type="percentage" office:value="0.192374639357162" calcext:value-type="percentage">
            <text:p>19.24 %</text:p>
          </table:table-cell>
          <table:table-cell/>
          <table:table-cell office:value-type="float" office:value="22.53" calcext:value-type="float">
            <text:p>22.53 %</text:p>
          </table:table-cell>
          <table:table-cell office:value-type="percentage" office:value="0.484272884873793" calcext:value-type="percentage">
            <text:p>48.43 %</text:p>
          </table:table-cell>
          <table:table-cell office:value-type="percentage" office:value="0.533727556689478" calcext:value-type="percentage">
            <text:p>53.37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24" calcext:value-type="float">
            <text:p>76.24 %</text:p>
          </table:table-cell>
          <table:table-cell office:value-type="percentage" office:value="0.808873521456541" calcext:value-type="percentage">
            <text:p>80.89 %</text:p>
          </table:table-cell>
          <table:table-cell office:value-type="percentage" office:value="0.191861450890154" calcext:value-type="percentage">
            <text:p>19.19 %</text:p>
          </table:table-cell>
          <table:table-cell/>
          <table:table-cell office:value-type="float" office:value="22.62" calcext:value-type="float">
            <text:p>22.62 %</text:p>
          </table:table-cell>
          <table:table-cell office:value-type="percentage" office:value="0.488892424938674" calcext:value-type="percentage">
            <text:p>48.89 %</text:p>
          </table:table-cell>
          <table:table-cell office:value-type="percentage" office:value="0.528884582778249" calcext:value-type="percentage">
            <text:p>52.8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6" calcext:value-type="float">
            <text:p>75.26 %</text:p>
          </table:table-cell>
          <table:table-cell office:value-type="percentage" office:value="0.799902750660173" calcext:value-type="percentage">
            <text:p>79.99 %</text:p>
          </table:table-cell>
          <table:table-cell office:value-type="percentage" office:value="0.200745079557441" calcext:value-type="percentage">
            <text:p>20.07 %</text:p>
          </table:table-cell>
          <table:table-cell/>
          <table:table-cell office:value-type="float" office:value="19.57" calcext:value-type="float">
            <text:p>19.57 %</text:p>
          </table:table-cell>
          <table:table-cell office:value-type="percentage" office:value="0.468509825650674" calcext:value-type="percentage">
            <text:p>46.85 %</text:p>
          </table:table-cell>
          <table:table-cell office:value-type="percentage" office:value="0.550775376467156" calcext:value-type="percentage">
            <text:p>55.08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5:.C9])" office:value-type="float" office:value="76.636" calcext:value-type="float">
            <text:p>76.64 %</text:p>
          </table:table-cell>
          <table:table-cell table:style-name="ce17" table:formula="of:=AVERAGE([.D5:.D9])" office:value-type="percentage" office:value="0.810140337104233" calcext:value-type="percentage">
            <text:p>81.01 %</text:p>
          </table:table-cell>
          <table:table-cell table:style-name="ce17" table:formula="of:=AVERAGE([.E5:.E9])" office:value-type="percentage" office:value="0.190439109856499" calcext:value-type="percentage">
            <text:p>19.04 %</text:p>
          </table:table-cell>
          <table:table-cell table:style-name="ce6"/>
          <table:table-cell table:style-name="ce13" table:formula="of:=AVERAGE([.G5:.G9])" office:value-type="float" office:value="23.344" calcext:value-type="float">
            <text:p>23.34 %</text:p>
          </table:table-cell>
          <table:table-cell table:style-name="ce17" table:formula="of:=AVERAGE([.H5:.H9])" office:value-type="percentage" office:value="0.485516250976103" calcext:value-type="percentage">
            <text:p>48.55 %</text:p>
          </table:table-cell>
          <table:table-cell table:style-name="ce17" table:formula="of:=AVERAGE([.I5:.I9])" office:value-type="percentage" office:value="0.532677430034404" calcext:value-type="percentage">
            <text:p>53.27 %</text:p>
          </table:table-cell>
          <table:table-cell/>
        </table:table-row>
        <table:table-row table:style-name="ro3">
          <table:table-cell/>
          <table:table-cell table:style-name="ce6"/>
          <table:table-cell table:style-name="ce13"/>
          <table:table-cell table:style-name="ce17" table:number-columns-repeated="2"/>
          <table:table-cell table:style-name="ce6"/>
          <table:table-cell table:style-name="ce10" table:formula="of:=[.G10]-[.C10]" office:value-type="float" office:value="-53.292" calcext:value-type="float">
            <text:p>-53.29 %</text:p>
          </table:table-cell>
          <table:table-cell table:style-name="ce14" table:formula="of:=[.H10]-[.D10]" office:value-type="percentage" office:value="-0.32462408612813" calcext:value-type="percentage">
            <text:p>-32.46 %</text:p>
          </table:table-cell>
          <table:table-cell table:style-name="ce18" table:formula="of:=[.I10]-[.E10]" office:value-type="percentage" office:value="0.342238320177905" calcext:value-type="percentage">
            <text:p>34.22 %</text:p>
          </table:table-cell>
          <table:table-cell/>
        </table:table-row>
        <table:table-row table:style-name="ro2">
          <table:table-cell/>
          <table:table-cell table:style-name="ce5" office:value-type="float" office:value="0.08" calcext:value-type="float" table:number-columns-spanned="1" table:number-rows-spanned="5">
            <text:p>0.08</text:p>
          </table:table-cell>
          <table:table-cell office:value-type="float" office:value="79.4" calcext:value-type="float">
            <text:p>79.40 %</text:p>
          </table:table-cell>
          <table:table-cell office:value-type="percentage" office:value="0.829912507810421" calcext:value-type="percentage">
            <text:p>82.99 %</text:p>
          </table:table-cell>
          <table:table-cell office:value-type="percentage" office:value="0.170858001893061" calcext:value-type="percentage">
            <text:p>17.09 %</text:p>
          </table:table-cell>
          <table:table-cell/>
          <table:table-cell office:value-type="float" office:value="29.94" calcext:value-type="float">
            <text:p>29.94 %</text:p>
          </table:table-cell>
          <table:table-cell office:value-type="percentage" office:value="0.501960309013926" calcext:value-type="percentage">
            <text:p>50.20 %</text:p>
          </table:table-cell>
          <table:table-cell office:value-type="percentage" office:value="0.510161281342217" calcext:value-type="percentage">
            <text:p>51.0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54" calcext:value-type="float">
            <text:p>75.54 %</text:p>
          </table:table-cell>
          <table:table-cell office:value-type="percentage" office:value="0.804964007762976" calcext:value-type="percentage">
            <text:p>80.50 %</text:p>
          </table:table-cell>
          <table:table-cell office:value-type="percentage" office:value="0.195520841232527" calcext:value-type="percentage">
            <text:p>19.55 %</text:p>
          </table:table-cell>
          <table:table-cell/>
          <table:table-cell office:value-type="float" office:value="21.51" calcext:value-type="float">
            <text:p>21.51 %</text:p>
          </table:table-cell>
          <table:table-cell office:value-type="percentage" office:value="0.477158466589813" calcext:value-type="percentage">
            <text:p>47.72 %</text:p>
          </table:table-cell>
          <table:table-cell office:value-type="percentage" office:value="0.53618462627335" calcext:value-type="percentage">
            <text:p>53.62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99" calcext:value-type="float">
            <text:p>75.99 %</text:p>
          </table:table-cell>
          <table:table-cell office:value-type="percentage" office:value="0.807329302224628" calcext:value-type="percentage">
            <text:p>80.73 %</text:p>
          </table:table-cell>
          <table:table-cell office:value-type="percentage" office:value="0.193226482148321" calcext:value-type="percentage">
            <text:p>19.32 %</text:p>
          </table:table-cell>
          <table:table-cell/>
          <table:table-cell office:value-type="float" office:value="21.71" calcext:value-type="float">
            <text:p>21.71 %</text:p>
          </table:table-cell>
          <table:table-cell office:value-type="percentage" office:value="0.466503959500271" calcext:value-type="percentage">
            <text:p>46.65 %</text:p>
          </table:table-cell>
          <table:table-cell office:value-type="percentage" office:value="0.547271058391584" calcext:value-type="percentage">
            <text:p>54.7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84" calcext:value-type="float">
            <text:p>76.84 %</text:p>
          </table:table-cell>
          <table:table-cell office:value-type="percentage" office:value="0.807740508705242" calcext:value-type="percentage">
            <text:p>80.77 %</text:p>
          </table:table-cell>
          <table:table-cell office:value-type="percentage" office:value="0.192758928152424" calcext:value-type="percentage">
            <text:p>19.28 %</text:p>
          </table:table-cell>
          <table:table-cell/>
          <table:table-cell office:value-type="float" office:value="21.79" calcext:value-type="float">
            <text:p>21.79 %</text:p>
          </table:table-cell>
          <table:table-cell office:value-type="percentage" office:value="0.454929106941704" calcext:value-type="percentage">
            <text:p>45.49 %</text:p>
          </table:table-cell>
          <table:table-cell office:value-type="percentage" office:value="0.557769017785912" calcext:value-type="percentage">
            <text:p>55.7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72" calcext:value-type="float">
            <text:p>76.72 %</text:p>
          </table:table-cell>
          <table:table-cell office:value-type="percentage" office:value="0.807633269898937" calcext:value-type="percentage">
            <text:p>80.76 %</text:p>
          </table:table-cell>
          <table:table-cell office:value-type="percentage" office:value="0.192993382639159" calcext:value-type="percentage">
            <text:p>19.30 %</text:p>
          </table:table-cell>
          <table:table-cell/>
          <table:table-cell office:value-type="float" office:value="22.73" calcext:value-type="float">
            <text:p>22.73 %</text:p>
          </table:table-cell>
          <table:table-cell office:value-type="percentage" office:value="0.450070262059676" calcext:value-type="percentage">
            <text:p>45.01 %</text:p>
          </table:table-cell>
          <table:table-cell office:value-type="percentage" office:value="0.563617490592967" calcext:value-type="percentage">
            <text:p>56.36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12:.C16])" office:value-type="float" office:value="76.898" calcext:value-type="float">
            <text:p>76.90 %</text:p>
          </table:table-cell>
          <table:table-cell table:style-name="ce17" table:formula="of:=AVERAGE([.D12:.D16])" office:value-type="percentage" office:value="0.811515919280441" calcext:value-type="percentage">
            <text:p>81.15 %</text:p>
          </table:table-cell>
          <table:table-cell table:style-name="ce17" table:formula="of:=AVERAGE([.E12:.E16])" office:value-type="percentage" office:value="0.189071527213098" calcext:value-type="percentage">
            <text:p>18.91 %</text:p>
          </table:table-cell>
          <table:table-cell/>
          <table:table-cell table:style-name="ce13" table:formula="of:=AVERAGE([.G12:.G16])" office:value-type="float" office:value="23.536" calcext:value-type="float">
            <text:p>23.54 %</text:p>
          </table:table-cell>
          <table:table-cell table:style-name="ce17" table:formula="of:=AVERAGE([.H12:.H16])" office:value-type="percentage" office:value="0.470124420821078" calcext:value-type="percentage">
            <text:p>47.01 %</text:p>
          </table:table-cell>
          <table:table-cell table:style-name="ce17" table:formula="of:=AVERAGE([.I12:.I16])" office:value-type="percentage" office:value="0.543000694877206" calcext:value-type="percentage">
            <text:p>54.30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11" table:formula="of:=[.G17]-[.C17]" office:value-type="float" office:value="-53.362" calcext:value-type="float">
            <text:p>-53.36 %</text:p>
          </table:table-cell>
          <table:table-cell table:style-name="ce15" table:formula="of:=[.H17]-[.D17]" office:value-type="percentage" office:value="-0.341391498459363" calcext:value-type="percentage">
            <text:p>-34.14 %</text:p>
          </table:table-cell>
          <table:table-cell table:style-name="ce19" table:formula="of:=[.I17]-[.E17]" office:value-type="percentage" office:value="0.353929167664108" calcext:value-type="percentage">
            <text:p>35.39 %</text:p>
          </table:table-cell>
          <table:table-cell/>
        </table:table-row>
        <table:table-row table:style-name="ro2">
          <table:table-cell/>
          <table:table-cell table:style-name="ce5" office:value-type="float" office:value="0.11" calcext:value-type="float" table:number-columns-spanned="1" table:number-rows-spanned="5">
            <text:p>0.11</text:p>
          </table:table-cell>
          <table:table-cell office:value-type="float" office:value="76.53" calcext:value-type="float">
            <text:p>76.53 %</text:p>
          </table:table-cell>
          <table:table-cell office:value-type="percentage" office:value="0.806729735799746" calcext:value-type="percentage">
            <text:p>80.67 %</text:p>
          </table:table-cell>
          <table:table-cell office:value-type="percentage" office:value="0.19399730491241" calcext:value-type="percentage">
            <text:p>19.40 %</text:p>
          </table:table-cell>
          <table:table-cell/>
          <table:table-cell office:value-type="float" office:value="23.68" calcext:value-type="float">
            <text:p>23.68 %</text:p>
          </table:table-cell>
          <table:table-cell office:value-type="percentage" office:value="0.467799250623157" calcext:value-type="percentage">
            <text:p>46.78 %</text:p>
          </table:table-cell>
          <table:table-cell office:value-type="percentage" office:value="0.541467597696925" calcext:value-type="percentage">
            <text:p>54.1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7" calcext:value-type="float">
            <text:p>75.70 %</text:p>
          </table:table-cell>
          <table:table-cell office:value-type="percentage" office:value="0.796400430791186" calcext:value-type="percentage">
            <text:p>79.64 %</text:p>
          </table:table-cell>
          <table:table-cell office:value-type="percentage" office:value="0.204207802166203" calcext:value-type="percentage">
            <text:p>20.42 %</text:p>
          </table:table-cell>
          <table:table-cell/>
          <table:table-cell office:value-type="float" office:value="21.33" calcext:value-type="float">
            <text:p>21.33 %</text:p>
          </table:table-cell>
          <table:table-cell office:value-type="percentage" office:value="0.447579936384502" calcext:value-type="percentage">
            <text:p>44.76 %</text:p>
          </table:table-cell>
          <table:table-cell office:value-type="percentage" office:value="0.562877408223905" calcext:value-type="percentage">
            <text:p>56.29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4.93" calcext:value-type="float">
            <text:p>74.93 %</text:p>
          </table:table-cell>
          <table:table-cell office:value-type="percentage" office:value="0.799290397791356" calcext:value-type="percentage">
            <text:p>79.93 %</text:p>
          </table:table-cell>
          <table:table-cell office:value-type="percentage" office:value="0.201883743245291" calcext:value-type="percentage">
            <text:p>20.19 %</text:p>
          </table:table-cell>
          <table:table-cell/>
          <table:table-cell office:value-type="float" office:value="18.92" calcext:value-type="float">
            <text:p>18.92 %</text:p>
          </table:table-cell>
          <table:table-cell office:value-type="percentage" office:value="0.458347204426503" calcext:value-type="percentage">
            <text:p>45.83 %</text:p>
          </table:table-cell>
          <table:table-cell office:value-type="percentage" office:value="0.552270087369325" calcext:value-type="percentage">
            <text:p>55.2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80.87" calcext:value-type="float">
            <text:p>80.87 %</text:p>
          </table:table-cell>
          <table:table-cell office:value-type="percentage" office:value="0.844288758114906" calcext:value-type="percentage">
            <text:p>84.43 %</text:p>
          </table:table-cell>
          <table:table-cell office:value-type="percentage" office:value="0.156215467190542" calcext:value-type="percentage">
            <text:p>15.62 %</text:p>
          </table:table-cell>
          <table:table-cell/>
          <table:table-cell office:value-type="float" office:value="36.23" calcext:value-type="float">
            <text:p>36.23 %</text:p>
          </table:table-cell>
          <table:table-cell office:value-type="percentage" office:value="0.549139934860734" calcext:value-type="percentage">
            <text:p>54.91 %</text:p>
          </table:table-cell>
          <table:table-cell office:value-type="percentage" office:value="0.45882373577029" calcext:value-type="percentage">
            <text:p>45.88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31" calcext:value-type="float">
            <text:p>76.31 %</text:p>
          </table:table-cell>
          <table:table-cell office:value-type="percentage" office:value="0.804691414557027" calcext:value-type="percentage">
            <text:p>80.47 %</text:p>
          </table:table-cell>
          <table:table-cell office:value-type="percentage" office:value="0.195694300655677" calcext:value-type="percentage">
            <text:p>19.57 %</text:p>
          </table:table-cell>
          <table:table-cell/>
          <table:table-cell office:value-type="float" office:value="20.48" calcext:value-type="float">
            <text:p>20.48 %</text:p>
          </table:table-cell>
          <table:table-cell office:value-type="percentage" office:value="0.452439680163729" calcext:value-type="percentage">
            <text:p>45.24 %</text:p>
          </table:table-cell>
          <table:table-cell office:value-type="percentage" office:value="0.556900533566935" calcext:value-type="percentage">
            <text:p>55.69 %</text:p>
          </table:table-cell>
          <table:table-cell/>
        </table:table-row>
        <table:table-row table:style-name="ro2">
          <table:table-cell/>
          <table:table-cell table:style-name="ce6"/>
          <table:table-cell table:style-name="ce13" table:formula="of:=AVERAGE([.C19:.C23])" office:value-type="float" office:value="76.868" calcext:value-type="float">
            <text:p>76.87 %</text:p>
          </table:table-cell>
          <table:table-cell table:style-name="ce17" table:formula="of:=AVERAGE([.D19:.D23])" office:value-type="percentage" office:value="0.810280147410844" calcext:value-type="percentage">
            <text:p>81.03 %</text:p>
          </table:table-cell>
          <table:table-cell table:style-name="ce17" table:formula="of:=AVERAGE([.E19:.E23])" office:value-type="percentage" office:value="0.190399723634025" calcext:value-type="percentage">
            <text:p>19.04 %</text:p>
          </table:table-cell>
          <table:table-cell/>
          <table:table-cell table:style-name="ce13" table:formula="of:=AVERAGE([.G19:.G23])" office:value-type="float" office:value="24.128" calcext:value-type="float">
            <text:p>24.13 %</text:p>
          </table:table-cell>
          <table:table-cell table:style-name="ce17" table:formula="of:=AVERAGE([.H19:.H23])" office:value-type="percentage" office:value="0.475061201291725" calcext:value-type="percentage">
            <text:p>47.51 %</text:p>
          </table:table-cell>
          <table:table-cell table:style-name="ce17" table:formula="of:=AVERAGE([.I19:.I23])" office:value-type="percentage" office:value="0.534467872525476" calcext:value-type="percentage">
            <text:p>53.45 %</text:p>
          </table:table-cell>
          <table:table-cell/>
        </table:table-row>
        <table:table-row table:style-name="ro3">
          <table:table-cell/>
          <table:table-cell table:style-name="ce6"/>
          <table:table-cell table:number-columns-repeated="4"/>
          <table:table-cell table:style-name="ce12" table:formula="of:=[.G24]-[.C24]" office:value-type="float" office:value="-52.74" calcext:value-type="float">
            <text:p>-52.74 %</text:p>
          </table:table-cell>
          <table:table-cell table:style-name="ce16" table:formula="of:=[.H24]-[.D24]" office:value-type="percentage" office:value="-0.335218946119119" calcext:value-type="percentage">
            <text:p>-33.52 %</text:p>
          </table:table-cell>
          <table:table-cell table:style-name="ce20" table:formula="of:=[.I24]-[.E24]" office:value-type="percentage" office:value="0.344068148891451" calcext:value-type="percentage">
            <text:p>34.41 %</text:p>
          </table:table-cell>
          <table:table-cell/>
        </table:table-row>
        <table:table-row table:style-name="ro2">
          <table:table-cell/>
          <table:table-cell table:style-name="ce5" office:value-type="float" office:value="0.14" calcext:value-type="float" table:number-columns-spanned="1" table:number-rows-spanned="5">
            <text:p>0.14</text:p>
          </table:table-cell>
          <table:table-cell office:value-type="float" office:value="76.08" calcext:value-type="float">
            <text:p>76.08 %</text:p>
          </table:table-cell>
          <table:table-cell office:value-type="percentage" office:value="0.804669448934271" calcext:value-type="percentage">
            <text:p>80.47 %</text:p>
          </table:table-cell>
          <table:table-cell office:value-type="percentage" office:value="0.196013033327347" calcext:value-type="percentage">
            <text:p>19.60 %</text:p>
          </table:table-cell>
          <table:table-cell/>
          <table:table-cell office:value-type="float" office:value="21.85" calcext:value-type="float">
            <text:p>21.85 %</text:p>
          </table:table-cell>
          <table:table-cell office:value-type="percentage" office:value="0.452971351532861" calcext:value-type="percentage">
            <text:p>45.30 %</text:p>
          </table:table-cell>
          <table:table-cell office:value-type="percentage" office:value="0.554506503835595" calcext:value-type="percentage">
            <text:p>55.4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9.46" calcext:value-type="float">
            <text:p>79.46 %</text:p>
          </table:table-cell>
          <table:table-cell office:value-type="percentage" office:value="0.831088793817727" calcext:value-type="percentage">
            <text:p>83.11 %</text:p>
          </table:table-cell>
          <table:table-cell office:value-type="percentage" office:value="0.169680646402463" calcext:value-type="percentage">
            <text:p>16.97 %</text:p>
          </table:table-cell>
          <table:table-cell/>
          <table:table-cell office:value-type="float" office:value="31.2" calcext:value-type="float">
            <text:p>31.20 %</text:p>
          </table:table-cell>
          <table:table-cell office:value-type="percentage" office:value="0.497528770335997" calcext:value-type="percentage">
            <text:p>49.75 %</text:p>
          </table:table-cell>
          <table:table-cell office:value-type="percentage" office:value="0.510251195514758" calcext:value-type="percentage">
            <text:p>51.0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6.17" calcext:value-type="float">
            <text:p>76.17 %</text:p>
          </table:table-cell>
          <table:table-cell office:value-type="percentage" office:value="0.80443684903135" calcext:value-type="percentage">
            <text:p>80.44 %</text:p>
          </table:table-cell>
          <table:table-cell office:value-type="percentage" office:value="0.19629438550055" calcext:value-type="percentage">
            <text:p>19.63 %</text:p>
          </table:table-cell>
          <table:table-cell/>
          <table:table-cell office:value-type="float" office:value="22.72" calcext:value-type="float">
            <text:p>22.72 %</text:p>
          </table:table-cell>
          <table:table-cell office:value-type="percentage" office:value="0.448905030764947" calcext:value-type="percentage">
            <text:p>44.89 %</text:p>
          </table:table-cell>
          <table:table-cell office:value-type="percentage" office:value="0.5594760099594" calcext:value-type="percentage">
            <text:p>55.95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7.48" calcext:value-type="float">
            <text:p>77.48 %</text:p>
          </table:table-cell>
          <table:table-cell office:value-type="percentage" office:value="0.817670674160746" calcext:value-type="percentage">
            <text:p>81.77 %</text:p>
          </table:table-cell>
          <table:table-cell office:value-type="percentage" office:value="0.18321317417169" calcext:value-type="percentage">
            <text:p>18.32 %</text:p>
          </table:table-cell>
          <table:table-cell/>
          <table:table-cell office:value-type="float" office:value="26.45" calcext:value-type="float">
            <text:p>26.45 %</text:p>
          </table:table-cell>
          <table:table-cell office:value-type="percentage" office:value="0.476257086211372" calcext:value-type="percentage">
            <text:p>47.63 %</text:p>
          </table:table-cell>
          <table:table-cell office:value-type="percentage" office:value="0.534314304849702" calcext:value-type="percentage">
            <text:p>53.43 %</text:p>
          </table:table-cell>
          <table:table-cell/>
        </table:table-row>
        <table:table-row table:style-name="ro2">
          <table:table-cell/>
          <table:covered-table-cell table:style-name="ce6"/>
          <table:table-cell office:value-type="float" office:value="75.23" calcext:value-type="float">
            <text:p>75.23 %</text:p>
          </table:table-cell>
          <table:table-cell office:value-type="percentage" office:value="0.800632619420331" calcext:value-type="percentage">
            <text:p>80.06 %</text:p>
          </table:table-cell>
          <table:table-cell office:value-type="percentage" office:value="0.199753332384612" calcext:value-type="percentage">
            <text:p>19.98 %</text:p>
          </table:table-cell>
          <table:table-cell/>
          <table:table-cell office:value-type="float" office:value="19.87" calcext:value-type="float">
            <text:p>19.87 %</text:p>
          </table:table-cell>
          <table:table-cell office:value-type="percentage" office:value="0.457521633603919" calcext:value-type="percentage">
            <text:p>45.75 %</text:p>
          </table:table-cell>
          <table:table-cell office:value-type="percentage" office:value="0.551230966272947" calcext:value-type="percentage">
            <text:p>55.12 %</text:p>
          </table:table-cell>
          <table:table-cell/>
        </table:table-row>
        <table:table-row table:style-name="ro3">
          <table:table-cell table:number-columns-repeated="2"/>
          <table:table-cell table:style-name="ce13" table:formula="of:=AVERAGE([.C26:.C30])" office:value-type="float" office:value="76.884" calcext:value-type="float">
            <text:p>76.88 %</text:p>
          </table:table-cell>
          <table:table-cell table:style-name="ce17" table:formula="of:=AVERAGE([.D26:.D30])" office:value-type="percentage" office:value="0.811699677072885" calcext:value-type="percentage">
            <text:p>81.17 %</text:p>
          </table:table-cell>
          <table:table-cell table:style-name="ce17" table:formula="of:=AVERAGE([.E26:.E30])" office:value-type="percentage" office:value="0.188990914357332" calcext:value-type="percentage">
            <text:p>18.90 %</text:p>
          </table:table-cell>
          <table:table-cell table:style-name="ce6"/>
          <table:table-cell table:style-name="ce29" table:formula="of:=AVERAGE([.G26:.G30])" office:value-type="float" office:value="24.418" calcext:value-type="float">
            <text:p>24.42 %</text:p>
          </table:table-cell>
          <table:table-cell table:style-name="ce34" table:formula="of:=AVERAGE([.H26:.H30])" office:value-type="percentage" office:value="0.466636774489819" calcext:value-type="percentage">
            <text:p>46.66 %</text:p>
          </table:table-cell>
          <table:table-cell table:style-name="ce39" table:formula="of:=AVERAGE([.I26:.I30])" office:value-type="percentage" office:value="0.541955796086481" calcext:value-type="percentage">
            <text:p>54.20 %</text:p>
          </table:table-cell>
          <table:table-cell/>
        </table:table-row>
        <table:table-row table:style-name="ro3">
          <table:table-cell table:number-columns-repeated="2"/>
          <table:table-cell table:style-name="ce13"/>
          <table:table-cell table:style-name="ce17" table:number-columns-repeated="2"/>
          <table:table-cell table:style-name="ce6"/>
          <table:table-cell table:style-name="ce30" table:formula="of:=[.G31]-[.C31]" office:value-type="float" office:value="-52.466" calcext:value-type="float">
            <text:p>-52.47 %</text:p>
          </table:table-cell>
          <table:table-cell table:style-name="ce35" table:formula="of:=[.H31]-[.D31]" office:value-type="percentage" office:value="-0.345062902583066" calcext:value-type="percentage">
            <text:p>-34.51 %</text:p>
          </table:table-cell>
          <table:table-cell table:style-name="ce40" table:formula="of:=[.I31]-[.E31]" office:value-type="percentage" office:value="0.352964881729148" calcext:value-type="percentage">
            <text:p>35.30 %</text:p>
          </table:table-cell>
          <table:table-cell/>
        </table:table-row>
        <table:table-row table:style-name="ro2" table:number-rows-repeated="1048543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perception_decay eval'.H11:'perception_decay eval'.H11">
            <calcext:condition calcext:apply-style-name="Good" calcext:value="&lt;0" calcext:base-cell-address="'perception_decay eval'.H11"/>
          </calcext:conditional-format>
          <calcext:conditional-format calcext:target-range-address="'perception_decay eval'.I11:'perception_decay eval'.I11">
            <calcext:condition calcext:apply-style-name="Good" calcext:value="&gt;0" calcext:base-cell-address="'perception_decay eval'.I11"/>
          </calcext:conditional-format>
          <calcext:conditional-format calcext:target-range-address="'perception_decay eval'.G18:'perception_decay eval'.G18">
            <calcext:condition calcext:apply-style-name="Good" calcext:value="&lt;0" calcext:base-cell-address="'perception_decay eval'.G18"/>
          </calcext:conditional-format>
          <calcext:conditional-format calcext:target-range-address="'perception_decay eval'.H18:'perception_decay eval'.H18">
            <calcext:condition calcext:apply-style-name="Good" calcext:value="&lt;0" calcext:base-cell-address="'perception_decay eval'.H18"/>
          </calcext:conditional-format>
          <calcext:conditional-format calcext:target-range-address="'perception_decay eval'.I18:'perception_decay eval'.I18">
            <calcext:condition calcext:apply-style-name="Good" calcext:value="&gt;0" calcext:base-cell-address="'perception_decay eval'.I18"/>
          </calcext:conditional-format>
          <calcext:conditional-format calcext:target-range-address="'perception_decay eval'.G25:'perception_decay eval'.G25">
            <calcext:condition calcext:apply-style-name="Good" calcext:value="&lt;0" calcext:base-cell-address="'perception_decay eval'.G25"/>
          </calcext:conditional-format>
          <calcext:conditional-format calcext:target-range-address="'perception_decay eval'.H25:'perception_decay eval'.H25">
            <calcext:condition calcext:apply-style-name="Good" calcext:value="&lt;0" calcext:base-cell-address="'perception_decay eval'.H25"/>
          </calcext:conditional-format>
          <calcext:conditional-format calcext:target-range-address="'perception_decay eval'.I25:'perception_decay eval'.I25">
            <calcext:condition calcext:apply-style-name="Good" calcext:value="&gt;0" calcext:base-cell-address="'perception_decay eval'.I25"/>
          </calcext:conditional-format>
          <calcext:conditional-format calcext:target-range-address="'perception_decay eval'.G11:'perception_decay eval'.G11">
            <calcext:condition calcext:apply-style-name="Good" calcext:value="&lt;0" calcext:base-cell-address="'perception_decay eval'.G11"/>
          </calcext:conditional-format>
          <calcext:conditional-format calcext:target-range-address="'perception_decay eval'.H31:'perception_decay eval'.H31">
            <calcext:condition calcext:apply-style-name="Good" calcext:value="&lt;0" calcext:base-cell-address="'perception_decay eval'.H31"/>
          </calcext:conditional-format>
          <calcext:conditional-format calcext:target-range-address="'perception_decay eval'.G31:'perception_decay eval'.G31">
            <calcext:condition calcext:apply-style-name="Good" calcext:value="&lt;0" calcext:base-cell-address="'perception_decay eval'.G31"/>
          </calcext:conditional-format>
          <calcext:conditional-format calcext:target-range-address="'perception_decay eval'.I31:'perception_decay eval'.I31">
            <calcext:condition calcext:apply-style-name="Good" calcext:value="&lt;0" calcext:base-cell-address="'perception_decay eval'.I31"/>
          </calcext:conditional-format>
          <calcext:conditional-format calcext:target-range-address="'perception_decay eval'.G32:'perception_decay eval'.G32">
            <calcext:condition calcext:apply-style-name="Good" calcext:value="&lt;0" calcext:base-cell-address="'perception_decay eval'.G32"/>
          </calcext:conditional-format>
          <calcext:conditional-format calcext:target-range-address="'perception_decay eval'.H32:'perception_decay eval'.H32">
            <calcext:condition calcext:apply-style-name="Good" calcext:value="&lt;0" calcext:base-cell-address="'perception_decay eval'.H32"/>
          </calcext:conditional-format>
          <calcext:conditional-format calcext:target-range-address="'perception_decay eval'.I32:'perception_decay eval'.I32">
            <calcext:condition calcext:apply-style-name="Good" calcext:value="&gt;0" calcext:base-cell-address="'perception_decay eval'.I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%</number:text>
    </number:number-style>
    <number:percentage-style style:name="N122">
      <number:number number:decimal-places="2" loext:min-decimal-places="2" number:min-integer-digits="1"/>
      <number:text> %</number:text>
    </number:percentage-style>
    <number:number-style style:name="N123">
      <number:number number:decimal-places="2" loext:min-decimal-places="2" number:min-integer-digits="1"/>
      <number:text> %</number:text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 style:data-style-name="N2" text:time-value="08:21:20.325970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4:57.859980822</meta:creation-date>
    <dc:date>2019-11-15T09:16:25.723761527</dc:date>
    <meta:editing-duration>PT12M28S</meta:editing-duration>
    <meta:editing-cycles>3</meta:editing-cycles>
    <meta:generator>LibreOffice/6.0.7.3$Linux_X86_64 LibreOffice_project/00m0$Build-3</meta:generator>
    <meta:document-statistic meta:table-count="2" meta:cell-count="490" meta:object-count="0"/>
  </office:meta>
</office:document-meta>
</file>